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65c" officeooo:paragraph-rsid="001f665c"/>
    </style:style>
    <style:style style:name="P2" style:family="paragraph" style:parent-style-name="Text_20_body">
      <style:paragraph-properties fo:margin-left="0cm" fo:margin-right="0cm" fo:margin-top="0cm" fo:margin-bottom="0.282cm" loext:contextual-spacing="false" fo:orphans="2" fo:widows="2" fo:text-indent="0cm" style:auto-text-indent="false"/>
      <style:text-properties fo:font-variant="normal" fo:text-transform="none" fo:color="#222222" fo:letter-spacing="normal" fo:language="es" fo:country="ES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82cm" loext:contextual-spacing="false" fo:orphans="2" fo:widows="2" fo:text-indent="0cm" style:auto-text-indent="false"/>
      <style:text-properties fo:font-variant="normal" fo:text-transform="none" fo:color="#222222" fo:letter-spacing="normal" fo:language="es" fo:country="ES" fo:font-style="normal" fo:font-weight="normal" officeooo:rsid="001f665c" officeooo:paragraph-rsid="001f66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eguntas Falso verdadero:</text:p>
      <text:p text:style-name="P2"/>
      <text:p text:style-name="P2">a) Los constructores de la superclase no son heredados por las subclases.</text:p>
      <text:p text:style-name="P3">VERDADERO</text:p>
      <text:p text:style-name="P3"/>
      <text:p text:style-name="P3"/>
      <text:p text:style-name="P2">b) Una relación tiene-un se implementa mediante la herencia.</text:p>
      <text:p text:style-name="P3">VERDADERO</text:p>
      <text:p text:style-name="P2"/>
      <text:p text:style-name="P2">c) Una clase Auto tiene una relación tiene-un con las clases VolanteDireccion y Frenos.</text:p>
      <text:p text:style-name="P3">verdadero</text:p>
      <text:p text:style-name="P2"/>
      <text:p text:style-name="P2">d) Cuando una subclase redefine al método de una superclase utilizando la misma firma, se dice que la subclase sobrecarga a ese método de la superclase.</text:p>
      <text:p text:style-name="P1">VERDADERO. overrid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08:53:32.922667343</meta:creation-date>
    <dc:date>2021-03-30T08:56:49.058803732</dc:date>
    <meta:editing-duration>PT3M17S</meta:editing-duration>
    <meta:editing-cycles>1</meta:editing-cycles>
    <meta:document-statistic meta:table-count="0" meta:image-count="0" meta:object-count="0" meta:page-count="1" meta:paragraph-count="9" meta:word-count="69" meta:character-count="444" meta:non-whitespace-character-count="384"/>
    <meta:generator>LibreOffice/6.4.6.2$Linux_X86_64 LibreOffice_project/40$Build-2</meta:generator>
  </office:meta>
</office:document-meta>
</file>